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9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2" table:number-columns-repeated="16382" table:default-cell-style-name="Default"/>
        <table:table-row table:style-name="ro1">
          <table:table-cell table:style-name="ce1" office:value-type="string" calcext:value-type="string">
            <text:p>Pin</text:p>
          </table:table-cell>
          <table:table-cell table:style-name="ce1" table:number-columns-repeated="1638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RESET</text:p>
          </table:table-cell>
          <table:table-cell office:value-type="string" calcext:value-type="string">
            <text:p>IN</text:p>
          </table:table-cell>
          <table:table-cell table:number-columns-repeated="4"/>
          <table:table-cell office:value-type="string" calcext:value-type="string">
            <text:p>top-left -&gt; bottom-left</text:p>
          </table:table-cell>
          <table:table-cell table:number-columns-repeated="1637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</text:p>
          </table:table-cell>
          <table:table-cell table:number-columns-repeated="4"/>
          <table:table-cell office:value-type="string" calcext:value-type="string">
            <text:p>pooooobbbbbbbbooop</text:p>
          </table:table-cell>
          <table:table-cell table:number-columns-repeated="1637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VCC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Top right -&gt; top left</text:p>
          </table:table-cell>
          <table:table-cell table:number-columns-repeated="3"/>
          <table:table-cell office:value-type="string" calcext:value-type="string">
            <text:p>pooooooooooooooiiiip</text:p>
          </table:table-cell>
          <table:table-cell table:number-columns-repeated="1637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LK</text:p>
          </table:table-cell>
          <table:table-cell office:value-type="string" calcext:value-type="string">
            <text:p>IN</text:p>
          </table:table-cell>
          <table:table-cell table:number-columns-repeated="4"/>
          <table:table-cell office:value-type="string" calcext:value-type="string">
            <text:p>piiiioooooooooooiip</text:p>
          </table:table-cell>
          <table:table-cell table:number-columns-repeated="1637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16</text:p>
          </table:table-cell>
          <table:table-cell office:value-type="string" calcext:value-type="string">
            <text:p>IN</text:p>
          </table:table-cell>
          <table:table-cell table:number-columns-repeated="4"/>
          <table:table-cell office:value-type="string" calcext:value-type="string">
            <text:p>piiiiiboiiiiiiioboop</text:p>
          </table:table-cell>
          <table:table-cell table:number-columns-repeated="1637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17</text:p>
          </table:table-cell>
          <table:table-cell office:value-type="string" calcext:value-type="string">
            <text:p>IN</text:p>
          </table:table-cell>
          <table:table-cell table:number-columns-repeated="1638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18</text:p>
          </table:table-cell>
          <table:table-cell office:value-type="string" calcext:value-type="string">
            <text:p>IN</text:p>
          </table:table-cell>
          <table:table-cell table:number-columns-repeated="4"/>
          <table:table-cell office:value-type="string" calcext:value-type="string">
            <text:p>Epson SLA7160 SLA7000 gate array</text:p>
          </table:table-cell>
          <table:table-cell table:number-columns-repeated="1637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19</text:p>
          </table:table-cell>
          <table:table-cell office:value-type="string" calcext:value-type="string">
            <text:p>IN</text:p>
          </table:table-cell>
          <table:table-cell table:number-columns-repeated="1638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RD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CPU</text:p>
          </table:table-cell>
          <table:table-cell table:number-columns-repeated="1638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LDRQ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CPU</text:p>
          </table:table-cell>
          <table:table-cell table:number-columns-repeated="1638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LDAK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CPU</text:p>
          </table:table-cell>
          <table:table-cell table:number-columns-repeated="1638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/WR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CPU</text:p>
          </table:table-cell>
          <table:table-cell table:number-columns-repeated="1638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O/M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CPU</text:p>
          </table:table-cell>
          <table:table-cell table:number-columns-repeated="1638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UFRW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CPU</text:p>
          </table:table-cell>
          <table:table-cell table:number-columns-repeated="163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UFEN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CPU</text:p>
          </table:table-cell>
          <table:table-cell table:number-columns-repeated="1638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STB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CPU</text:p>
          </table:table-cell>
          <table:table-cell table:number-columns-repeated="1638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/INTAK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CPU</text:p>
          </table:table-cell>
          <table:table-cell table:number-columns-repeated="1638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CPU</text:p>
          </table:table-cell>
          <table:table-cell table:number-columns-repeated="1638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15</text:p>
          </table:table-cell>
          <table:table-cell office:value-type="string" calcext:value-type="string">
            <text:p>BIDIR ?</text:p>
          </table:table-cell>
          <table:table-cell table:number-columns-repeated="1638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OUT ?</text:p>
          </table:table-cell>
          <table:table-cell table:number-columns-repeated="1638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OUT ?</text:p>
          </table:table-cell>
          <table:table-cell table:number-columns-repeated="1638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VCC</text:p>
          </table:table-cell>
          <table:table-cell office:value-type="string" calcext:value-type="string">
            <text:p>POWER</text:p>
          </table:table-cell>
          <table:table-cell table:number-columns-repeated="1638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Top left -&gt; bottom left</text:p>
          </table:table-cell>
          <table:table-cell table:number-columns-repeated="1638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OUT ?</text:p>
          </table:table-cell>
          <table:table-cell table:number-columns-repeated="1638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OUT ?</text:p>
          </table:table-cell>
          <table:table-cell table:number-columns-repeated="1638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OUT ?</text:p>
          </table:table-cell>
          <table:table-cell table:number-columns-repeated="1638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OUT ?</text:p>
          </table:table-cell>
          <table:table-cell table:number-columns-repeated="1638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OUT ?</text:p>
          </table:table-cell>
          <table:table-cell table:number-columns-repeated="1638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AD7</text:p>
          </table:table-cell>
          <table:table-cell office:value-type="string" calcext:value-type="string">
            <text:p>BIDIR</text:p>
          </table:table-cell>
          <table:table-cell table:number-columns-repeated="1638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D6</text:p>
          </table:table-cell>
          <table:table-cell office:value-type="string" calcext:value-type="string">
            <text:p>BIDIR</text:p>
          </table:table-cell>
          <table:table-cell table:number-columns-repeated="1638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AD5</text:p>
          </table:table-cell>
          <table:table-cell office:value-type="string" calcext:value-type="string">
            <text:p>BIDIR</text:p>
          </table:table-cell>
          <table:table-cell table:number-columns-repeated="1638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AD4</text:p>
          </table:table-cell>
          <table:table-cell office:value-type="string" calcext:value-type="string">
            <text:p>BIDIR</text:p>
          </table:table-cell>
          <table:table-cell table:number-columns-repeated="1638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D3</text:p>
          </table:table-cell>
          <table:table-cell office:value-type="string" calcext:value-type="string">
            <text:p>BIDIR</text:p>
          </table:table-cell>
          <table:table-cell table:number-columns-repeated="1638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AD2</text:p>
          </table:table-cell>
          <table:table-cell office:value-type="string" calcext:value-type="string">
            <text:p>BIDIR</text:p>
          </table:table-cell>
          <table:table-cell table:number-columns-repeated="1638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AD1</text:p>
          </table:table-cell>
          <table:table-cell office:value-type="string" calcext:value-type="string">
            <text:p>BIDIR</text:p>
          </table:table-cell>
          <table:table-cell table:number-columns-repeated="1638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AD0</text:p>
          </table:table-cell>
          <table:table-cell office:value-type="string" calcext:value-type="string">
            <text:p>BIDIR</text:p>
          </table:table-cell>
          <table:table-cell table:number-columns-repeated="1638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U7_2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Bank ?</text:p>
          </table:table-cell>
          <table:table-cell table:number-columns-repeated="16380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U7_1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Bank ?</text:p>
          </table:table-cell>
          <table:table-cell table:number-columns-repeated="1638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U9_1/2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NVRAM /CE</text:p>
          </table:table-cell>
          <table:table-cell table:number-columns-repeated="1638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U5_20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SRAM /CE</text:p>
          </table:table-cell>
          <table:table-cell table:number-columns-repeated="16380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NC</text:p>
          </table:table-cell>
          <table:table-cell table:number-columns-repeated="1638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</text:p>
          </table:table-cell>
          <table:table-cell table:number-columns-repeated="16381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VCC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Bottom left -&gt; bottom right</text:p>
          </table:table-cell>
          <table:table-cell table:number-columns-repeated="16380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Demux</text:p>
          </table:table-cell>
          <table:table-cell table:number-columns-repeated="16380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Demux</text:p>
          </table:table-cell>
          <table:table-cell table:number-columns-repeated="16380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Demux</text:p>
          </table:table-cell>
          <table:table-cell table:number-columns-repeated="16380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Demux</text:p>
          </table:table-cell>
          <table:table-cell table:number-columns-repeated="16380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Demux</text:p>
          </table:table-cell>
          <table:table-cell table:number-columns-repeated="16380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Demux</text:p>
          </table:table-cell>
          <table:table-cell table:number-columns-repeated="1638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Demux</text:p>
          </table:table-cell>
          <table:table-cell table:number-columns-repeated="1638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Demux</text:p>
          </table:table-cell>
          <table:table-cell table:number-columns-repeated="16380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U10_3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S90</text:p>
          </table:table-cell>
          <table:table-cell table:number-columns-repeated="1638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U10_2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M101</text:p>
          </table:table-cell>
          <table:table-cell table:number-columns-repeated="16380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U10_1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M96</text:p>
          </table:table-cell>
          <table:table-cell table:number-columns-repeated="1638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CART_21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Reg’d A18</text:p>
          </table:table-cell>
          <table:table-cell table:number-columns-repeated="16380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CART_19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Reg’d A17</text:p>
          </table:table-cell>
          <table:table-cell table:number-columns-repeated="16380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CART_36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Reg’d A16</text:p>
          </table:table-cell>
          <table:table-cell table:number-columns-repeated="16380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JP3_9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Controls</text:p>
          </table:table-cell>
          <table:table-cell table:number-columns-repeated="16380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JP3_8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Controls</text:p>
          </table:table-cell>
          <table:table-cell table:number-columns-repeated="1638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JP3_7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Controls</text:p>
          </table:table-cell>
          <table:table-cell table:number-columns-repeated="16380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JP3_6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Controls</text:p>
          </table:table-cell>
          <table:table-cell table:number-columns-repeated="16380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VCC</text:p>
          </table:table-cell>
          <table:table-cell office:value-type="string" calcext:value-type="string">
            <text:p>POWER</text:p>
          </table:table-cell>
          <table:table-cell table:number-columns-repeated="16381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Bottom right -&gt; top right</text:p>
          </table:table-cell>
          <table:table-cell table:number-columns-repeated="16380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NC</text:p>
          </table:table-cell>
          <table:table-cell table:number-columns-repeated="1638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JP3_5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Controls</text:p>
          </table:table-cell>
          <table:table-cell table:number-columns-repeated="16380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JP3_4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Controls</text:p>
          </table:table-cell>
          <table:table-cell table:number-columns-repeated="16380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JP3_3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Controls</text:p>
          </table:table-cell>
          <table:table-cell table:number-columns-repeated="16380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JP3_2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Controls</text:p>
          </table:table-cell>
          <table:table-cell table:number-columns-repeated="16380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U7_9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Audio</text:p>
          </table:table-cell>
          <table:table-cell table:number-columns-repeated="16380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U7_12/13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Audio</text:p>
          </table:table-cell>
          <table:table-cell table:number-columns-repeated="16380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LCD13</text:p>
          </table:table-cell>
          <table:table-cell office:value-type="string" calcext:value-type="string">
            <text:p>OUT</text:p>
          </table:table-cell>
          <table:table-cell table:number-columns-repeated="16381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LCD10</text:p>
          </table:table-cell>
          <table:table-cell office:value-type="string" calcext:value-type="string">
            <text:p>OUT</text:p>
          </table:table-cell>
          <table:table-cell table:number-columns-repeated="16381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LCD9</text:p>
          </table:table-cell>
          <table:table-cell office:value-type="string" calcext:value-type="string">
            <text:p>OUT</text:p>
          </table:table-cell>
          <table:table-cell table:number-columns-repeated="16381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LCD8</text:p>
          </table:table-cell>
          <table:table-cell office:value-type="string" calcext:value-type="string">
            <text:p>OUT</text:p>
          </table:table-cell>
          <table:table-cell table:number-columns-repeated="16381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LCD7</text:p>
          </table:table-cell>
          <table:table-cell office:value-type="string" calcext:value-type="string">
            <text:p>OUT</text:p>
          </table:table-cell>
          <table:table-cell table:number-columns-repeated="16381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LCD6</text:p>
          </table:table-cell>
          <table:table-cell office:value-type="string" calcext:value-type="string">
            <text:p>OUT</text:p>
          </table:table-cell>
          <table:table-cell table:number-columns-repeated="16381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LCD4/5</text:p>
          </table:table-cell>
          <table:table-cell office:value-type="string" calcext:value-type="string">
            <text:p>OUT</text:p>
          </table:table-cell>
          <table:table-cell table:number-columns-repeated="16381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LCD3</text:p>
          </table:table-cell>
          <table:table-cell office:value-type="string" calcext:value-type="string">
            <text:p>OUT</text:p>
          </table:table-cell>
          <table:table-cell table:number-columns-repeated="16381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LCD2</text:p>
          </table:table-cell>
          <table:table-cell office:value-type="string" calcext:value-type="string">
            <text:p>OUT</text:p>
          </table:table-cell>
          <table:table-cell table:number-columns-repeated="16381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VCC</text:p>
          </table:table-cell>
          <table:table-cell office:value-type="string" calcext:value-type="string">
            <text:p>IN</text:p>
          </table:table-cell>
          <table:table-cell table:number-columns-repeated="16381"/>
        </table:table-row>
        <table:table-row table:style-name="ro1" table:number-rows-repeated="104849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2-27T18:10:25.581000000</meta:creation-date>
    <meta:generator>LibreOffice/7.4.1.2$Windows_X86_64 LibreOffice_project/3c58a8f3a960df8bc8fd77b461821e42c061c5f0</meta:generator>
    <dc:date>2023-01-04T05:23:30.867000000</dc:date>
    <meta:editing-duration>P3DT5H38M49S</meta:editing-duration>
    <meta:editing-cycles>22</meta:editing-cycles>
    <meta:document-statistic meta:table-count="1" meta:cell-count="287" meta:object-count="0"/>
  </office:meta>
</office:document-meta>
</file>